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Inconsolata" svg:font-family="Inconsolata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ystem" style:font-pitch="variable"/>
    <style:font-face style:name="Verdana1" svg:font-family="Verdana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538" officeooo:paragraph-rsid="001cb538"/>
    </style:style>
    <style:style style:name="P2" style:family="paragraph" style:parent-style-name="Standard">
      <style:paragraph-properties fo:text-align="start" style:justify-single-word="false"/>
      <style:text-properties officeooo:rsid="001cb538" officeooo:paragraph-rsid="001cb538"/>
    </style:style>
    <style:style style:name="P3" style:family="paragraph" style:parent-style-name="Standard">
      <style:paragraph-properties fo:text-align="start" style:justify-single-word="false"/>
      <style:text-properties officeooo:paragraph-rsid="001cb538"/>
    </style:style>
    <style:style style:name="P4" style:family="paragraph" style:parent-style-name="Standard">
      <style:text-properties officeooo:paragraph-rsid="001e08a7"/>
    </style:style>
    <style:style style:name="P5" style:family="paragraph" style:parent-style-name="Standard">
      <style:text-properties officeooo:rsid="001e08a7" officeooo:paragraph-rsid="001e08a7"/>
    </style:style>
    <style:style style:name="P6" style:family="paragraph" style:parent-style-name="Standard">
      <style:text-properties officeooo:paragraph-rsid="001ed2b3"/>
    </style:style>
    <style:style style:name="T1" style:family="text">
      <style:text-properties officeooo:rsid="001cb538"/>
    </style:style>
    <style:style style:name="T2" style:family="text">
      <style:text-properties officeooo:rsid="001e08a7"/>
    </style:style>
    <style:style style:name="T3" style:family="text">
      <style:text-properties officeooo:rsid="001ed2b3"/>
    </style:style>
    <style:style style:name="T4" style:family="text">
      <style:text-properties officeooo:rsid="0020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ормат пакетов JSON-PRC логического анализатора.</text:p>
      <text:p text:style-name="P2"/>
      <text:p text:style-name="P2">Пакеты от клиента(веб браузера):</text:p>
      <text:p text:style-name="P3"><text:span text:style-name="T1">1. очистка счетчиков ошибок (id=null, нет ответа): </text:span>{"jsonrpc": "2.0", "clear", "id": <text:span text:style-name="T1">null</text:span>}</text:p>
      <text:p text:style-name="P2">2. запрос данных от сервера (id=1): {"jsonrpc": "2.0", "get", "id": 1}</text:p>
      <text:p text:style-name="P2"/>
      <text:p text:style-name="P2">Пакет от сервера в ответ на запрос “get”:</text:p>
      <text:p text:style-name="Standard">{"jsonrpc": "2.0",</text:p>
      <text:p text:style-name="Standard"><text:s text:c="4"/>"result": {</text:p>
      <text:p text:style-name="Standard"><text:s text:c="8"/>"states": &lt;<text:span text:style-name="T2">регистр состояния </text:span><text:span text:style-name="T4">входов</text:span>&gt;,</text:p>
      <text:p text:style-name="Standard"><text:s text:c="8"/>"prm": [</text:p>
      <text:p text:style-name="P4"><text:s text:c="24"/>[ &lt;<text:span text:style-name="T2">ошибки crc ПРМ1</text:span>&gt;, &lt;<text:span text:style-name="T2">ошибки четности ПРМ1&gt;</text:span>, &lt;<text:span text:style-name="T2">длина ПРМ1</text:span>&gt;],</text:p>
      <text:p text:style-name="P4"><text:s text:c="24"/>[ &lt;<text:span text:style-name="T2">ошибки crc ПРМ2</text:span>&gt;, &lt;<text:span text:style-name="T2">ошибки четности ПРМ2&gt;</text:span>, &lt;<text:span text:style-name="T2">длина ПРМ2</text:span>&gt;],</text:p>
      <text:p text:style-name="P4"><text:s text:c="24"/>[ &lt;<text:span text:style-name="T2">ошибки crc ПРМ3</text:span>&gt;, &lt;<text:span text:style-name="T2">ошибки четности ПРМ3&gt;</text:span>, &lt;<text:span text:style-name="T2">длина ПРМ3</text:span>&gt;],</text:p>
      <text:p text:style-name="P4"><text:s text:c="8"/>],</text:p>
      <text:p text:style-name="P6"><text:s text:c="8"/>"prd": [ &lt;<text:span text:style-name="T2">ошибки crc ПР</text:span><text:span text:style-name="T3">Д</text:span><text:span text:style-name="T2">1</text:span>&gt;, &lt;<text:span text:style-name="T2">ошибки crc ПР</text:span><text:span text:style-name="T3">Д2</text:span>&gt; ],</text:p>
      <text:p text:style-name="Standard"><text:s text:c="9"/>"gh": &lt;<text:span text:style-name="T3">Ошибки ГШ</text:span>&gt;,"</text:p>
      <text:p text:style-name="Standard"><text:s text:c="9"/>"nrz": &lt;<text:span text:style-name="T3">Ошибки НРЗ&gt;</text:span>"</text:p>
      <text:p text:style-name="Standard"><text:s text:c="4"/>},</text:p>
      <text:p text:style-name="P4"><text:s text:c="4"/>"id": 1</text:p>
      <text:p text:style-name="P4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Inconsolata" svg:font-family="Inconsolata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ystem" style:font-pitch="variable"/>
    <style:font-face style:name="Verdana1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1" style:font-family-complex="Verdan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erdana1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Verdana1" style:font-family-complex="Verdan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09:41:56.388354255</meta:creation-date>
    <dc:date>2022-07-14T10:06:48.660544293</dc:date>
    <meta:editing-duration>PT4M1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19" meta:word-count="97" meta:character-count="765" meta:non-whitespace-character-count="553"/>
  </office:meta>
</office:document-meta>
</file>